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4])&gt;0;[.$S4]))" style:apply-style-name="Chapter" style:base-cell-address="Template.F4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2">
          <table:table-cell table:style-name="ce5" office:value-type="string" calcext:value-type="string">
            <text:p>DocName-&gt;</text:p>
          </table:table-cell>
          <table:table-cell table:style-name="ce59" table:number-columns-spanned="6" table:number-rows-spanned="1"/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 office:value-type="string" calcext:value-type="string">
            <text:p>0001</text:p>
          </table:table-cell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 office:value-type="string" calcext:value-type="string">
            <text:p>0002</text:p>
          </table:table-cell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4])&gt;0;[.$S4]))" calcext:base-cell-address="Template.F4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4]=&quot;RqErased&quot;)" calcext:base-cell-address="Template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0/00/0000</text:date>, <text:time style:data-style-name="N2" text:time-value="01:23:16.0678292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8-29T01:48:17.147613203</dc:date>
    <meta:editing-duration>PT6H13M2S</meta:editing-duration>
    <meta:editing-cycles>109</meta:editing-cycles>
    <meta:document-statistic meta:table-count="3" meta:cell-count="1719" meta:object-count="0"/>
    <meta:user-defined meta:name=""/>
  </office:meta>
</office:document-meta>
</file>